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hart_4/meta.xml" manifest:media-type="text/xml"/>
  <manifest:file-entry manifest:full-path="chart_4/styles.xml" manifest:media-type="text/xml"/>
  <manifest:file-entry manifest:full-path="chart_4/content.xml" manifest:media-type="text/xml"/>
  <manifest:file-entry manifest:full-path="chart_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5.00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11" style:family="table-cell" style:parent-style-name="Result_5f_CorelPolyGUI" style:data-style-name="N117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3]" style:apply-style-name="Bad" style:base-cell-address="'Weller WT-50 Calculations'.C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/>
      <style:map style:condition="cell-content()&gt;[.$C$13]" style:apply-style-name="Bad" style:base-cell-address="'Weller WT-50 Calculations'.C6"/>
    </style:style>
    <style:style style:name="ce76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112"/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72" style:family="table-cell" style:parent-style-name="Default" style:data-style-name="N37"/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10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NTC_MF58,10K, B3950'.B3:'NTC_MF58,10K, B3950'.B31 'NTC_MF58,10K, B3950'.E3:'NTC_MF58,10K, B3950'.E31 'NTC_MF58,10K, B3950'.M3:'NTC_MF58,10K, B3950'.M31 'NTC_MF58,10K, B3950'.N3:'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6" table:default-cell-style-name="ce15"/>
        <table:table-column table:style-name="co6" table:default-cell-style-name="ce27"/>
        <table:table-column table:style-name="co6" table:number-columns-repeated="2" table:default-cell-style-name="ce4"/>
        <table:table-column table:style-name="co6" table:number-columns-repeated="3" table:default-cell-style-name="ce27"/>
        <table:table-column table:style-name="co6" table:default-cell-style-name="ce4"/>
        <table:table-column table:style-name="co9" table:default-cell-style-name="ce4"/>
        <table:table-column table:style-name="co6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11" office:value-type="float" office:value="0.00162770581419817" calcext:value-type="float">
            <text:p>1.62770581419817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11" office:value-type="float" office:value="0.0000639056547750702" calcext:value-type="float">
            <text:p>6.39056547750702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11" office:value-type="float" office:value="0.0000191419439391882" calcext:value-type="float">
            <text:p>1.91419439391882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11" office:value-type="float" office:value="-0.000000636504328625315" calcext:value-type="float">
            <text:p>-6.36504328625315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92599360424" calcext:value-type="float">
            <text:p>0.999992599360424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number-columns-repeated="2"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Weller WT-50 Calculations" table:style-name="ta1">
        <table:shapes>
          <draw:frame draw:z-index="0" draw:style-name="gr1" draw:text-style-name="P1" svg:width="10.217cm" svg:height="6.384cm" svg:x="18.014cm" svg:y="0.759cm">
            <draw:object draw:notify-on-update-of-ranges="'Weller WT-50 Calculations'.A6:'Weller WT-50 Calculations'.A12 'Weller WT-50 Calculations'.C5:'Weller WT-50 Calculations'.C5 'Weller WT-50 Calculations'.C6:'Weller WT-50 Calculations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8:'Weller WT-50 Calculations'.A42 'Weller WT-50 Calculations'.B37:'Weller WT-50 Calculations'.B37 'Weller WT-50 Calculations'.B38:'Weller WT-50 Calculations'.B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8:'Weller WT-50 Calculations'.A42 'Weller WT-50 Calculations'.B38:'Weller WT-50 Calculations'.B42 'Weller WT-50 Calculations'.F38:'Weller WT-50 Calculations'.F42 'Weller WT-50 Calculations'.G38:'Weller WT-50 Calculations'.G42" xlink:href="./chart_4" xlink:type="simple" xlink:show="embed" xlink:actuate="onLoad">
              <loext:p/>
            </draw:object>
            <draw:image xlink:href="./ObjectReplacements/chart_4" xlink:type="simple" xlink:show="embed" xlink:actuate="onLoad"/>
          </draw:frame>
        </table:shapes>
        <table:table-column table:style-name="co6" table:default-cell-style-name="ce37"/>
        <table:table-column table:style-name="co10" table:default-cell-style-name="ce63"/>
        <table:table-column table:style-name="co6" table:default-cell-style-name="ce63"/>
        <table:table-column table:style-name="co6" table:default-cell-style-name="ce37"/>
        <table:table-column table:style-name="co6" table:number-columns-repeated="2" table:default-cell-style-name="ce63"/>
        <table:table-column table:style-name="co6" table:number-columns-repeated="1008" table:default-cell-style-name="Default"/>
        <table:table-row table:style-name="ro1">
          <table:table-cell table:style-name="ce31" office:value-type="string" calcext:value-type="string" table:number-columns-spanned="7" table:number-rows-spanned="1">
            <text:p>Thermistor circuit parameters</text:p>
          </table:table-cell>
          <table:covered-table-cell table:number-columns-repeated="4" table:style-name="Default"/>
          <table:covered-table-cell table:number-columns-repeated="2"/>
          <table:table-cell table:number-columns-repeated="1007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 (kOhm)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Default"/>
          <table:table-cell table:style-name="ce55" table:number-columns-repeated="1008"/>
        </table:table-row>
        <table:table-row table:style-name="ro1">
          <table:table-cell table:style-name="ce33" table:formula="of:=100000+1000" office:value-type="float" office:value="101000" calcext:value-type="float">
            <text:p>101000</text:p>
          </table:table-cell>
          <table:table-cell table:style-name="ce55" office:value-type="float" office:value="27" calcext:value-type="float">
            <text:p>27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[.$C$3]*[.$A$3])/([.$A$3]+[.$B$4])" office:value-type="float" office:value="2.60390625" calcext:value-type="float">
            <text:p>2.60</text:p>
          </table:table-cell>
          <table:table-cell table:style-name="ce33" table:formula="of:=([.$A$3]*[.$B$4])/([.$A$3]+[.$B$4])" office:value-type="float" office:value="21304.6875" calcext:value-type="float">
            <text:p>21305</text:p>
          </table:table-cell>
          <table:table-cell table:style-name="Default"/>
          <table:table-cell table:style-name="ce33" table:number-columns-repeated="1008"/>
        </table:table-row>
        <table:table-row table:style-name="ro1">
          <table:table-cell table:style-name="ce34"/>
          <table:table-cell table:style-name="ce33" table:formula="of:=[.B3]*1000" office:value-type="float" office:value="27000" calcext:value-type="float">
            <text:p>27000</text:p>
          </table:table-cell>
          <table:table-cell table:style-name="ce34"/>
          <table:table-cell table:style-name="Default" table:number-columns-repeated="3"/>
          <table:table-cell table:number-columns-repeated="4"/>
          <table:table-cell table:style-name="ce55" table:number-columns-repeated="1004"/>
        </table:table-row>
        <table:table-row table:style-name="ro1">
          <table:table-cell table:style-name="ce35" office:value-type="string" calcext:value-type="string">
            <text:p>Rptc</text:p>
          </table:table-cell>
          <table:table-cell table:style-name="ce35" office:value-type="string" calcext:value-type="string">
            <text:p>Vptc mV</text:p>
          </table:table-cell>
          <table:table-cell table:style-name="ce35" office:value-type="string" calcext:value-type="string">
            <text:p>Vop-amp</text:p>
          </table:table-cell>
          <table:table-cell table:style-name="ce35"/>
          <table:table-cell table:style-name="ce55" table:number-columns-repeated="2"/>
          <table:table-cell table:number-columns-repeated="1008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[.$D$3]*([.$A6]/([.$A6]+[.$E$3]))" office:value-type="float" office:value="1.22164880437492" calcext:value-type="float">
            <text:p>1.2</text:p>
          </table:table-cell>
          <table:table-cell table:style-name="ce40" table:formula="of:=100*[.$D$3]*([.$A6]/([.$A6]+[.$E$3]))" office:value-type="float" office:value="0.122164880437492" calcext:value-type="float">
            <text:p>0.12</text:p>
          </table:table-cell>
          <table:table-cell table:style-name="ce6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55"/>
          <table:table-cell table:number-columns-repeated="1008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[.$D$3]*([.$A7]/([.$A7]+[.$E$3]))" office:value-type="float" office:value="2.6861151081245" calcext:value-type="float">
            <text:p>2.7</text:p>
          </table:table-cell>
          <table:table-cell table:style-name="ce40" table:formula="of:=100*[.$D$3]*([.A7]/([.A7]+[.$E$3]))" office:value-type="float" office:value="0.26861151081245" calcext:value-type="float">
            <text:p>0.27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[.$D$3]*([.$A8]/([.$A8]+[.$E$3]))" office:value-type="float" office:value="4.00721357947532" calcext:value-type="float">
            <text:p>4.0</text:p>
          </table:table-cell>
          <table:table-cell table:style-name="ce40" table:formula="of:=100*[.$D$3]*([.A8]/([.A8]+[.$E$3]))" office:value-type="float" office:value="0.400721357947532" calcext:value-type="float">
            <text:p>0.40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[.$D$3]*([.$A9]/([.$A9]+[.$E$3]))" office:value-type="float" office:value="6.82650078561376" calcext:value-type="float">
            <text:p>6.8</text:p>
          </table:table-cell>
          <table:table-cell table:style-name="ce40" table:formula="of:=100*[.$D$3]*([.A9]/([.A9]+[.$E$3]))" office:value-type="float" office:value="0.682650078561376" calcext:value-type="float">
            <text:p>0.68</text:p>
          </table:table-cell>
          <table:covered-table-cell table:number-columns-repeated="3" table:style-name="Default"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table:style-name="ce43" table:formula="of:=1000*[.$D$3]*([.$A10]/([.$A10]+[.$E$3]))" office:value-type="float" office:value="9.13450997588248" calcext:value-type="float">
            <text:p>9.1</text:p>
          </table:table-cell>
          <table:table-cell table:style-name="ce40" table:formula="of:=100*[.$D$3]*([.A10]/([.A10]+[.$E$3]))" office:value-type="float" office:value="0.913450997588248" calcext:value-type="float">
            <text:p>0.91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43" table:formula="of:=1000*[.$D$3]*([.$A11]/([.$A11]+[.$E$3]))" office:value-type="float" office:value="9.74119916412152" calcext:value-type="float">
            <text:p>9.7</text:p>
          </table:table-cell>
          <table:table-cell table:style-name="ce40" table:formula="of:=100*[.$D$3]*([.A11]/([.A11]+[.$E$3]))" office:value-type="float" office:value="0.974119916412152" calcext:value-type="float">
            <text:p>0.97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56" office:value-type="float" office:value="100" calcext:value-type="float">
            <text:p>100</text:p>
          </table:table-cell>
          <table:table-cell table:style-name="ce62" table:formula="of:=1000*[.$D$3]*([.$A12]/([.$A12]+[.$E$3]))" office:value-type="float" office:value="12.1651215417184" calcext:value-type="float">
            <text:p>12.2</text:p>
          </table:table-cell>
          <table:table-cell table:style-name="ce66" table:formula="of:=100*[.$D$3]*([.A12]/([.A12]+[.$E$3]))" office:value-type="float" office:value="1.21651215417184" calcext:value-type="float">
            <text:p>1.22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6" table:number-columns-repeated="2"/>
          <table:table-cell table:style-name="ce38" office:value-type="float" office:value="1" calcext:value-type="float">
            <text:p>1.00</text:p>
          </table:table-cell>
          <table:table-cell table:style-name="ce69" office:value-type="string" calcext:value-type="string" table:number-columns-spanned="5" table:number-rows-spanned="1">
            <text:p>&lt;= ~Limit of linear operation of amplifier with diode clamps</text:p>
          </table:table-cell>
          <table:covered-table-cell table:style-name="ce72"/>
          <table:covered-table-cell/>
          <table:covered-table-cell table:style-name="ce63"/>
          <table:covered-table-cell/>
          <table:table-cell table:number-columns-repeated="1006"/>
        </table:table-row>
        <table:table-row table:style-name="ro1">
          <table:table-cell table:style-name="ce36"/>
          <table:table-cell/>
          <table:table-cell table:style-name="ce37"/>
          <table:table-cell table:style-name="ce70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7"/>
          <table:table-cell table:style-name="Default"/>
          <table:table-cell table:number-columns-repeated="1010"/>
        </table:table-row>
        <table:table-row table:style-name="ro1">
          <table:table-cell table:style-name="ce31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 table:style-name="ce76"/>
          <table:table-cell table:style-name="ce31"/>
          <table:table-cell table:style-name="ce76" table:number-columns-repeated="2"/>
          <table:table-cell table:style-name="ce121" table:number-columns-repeated="4"/>
          <table:table-cell table:number-columns-repeated="1004"/>
        </table:table-row>
        <table:table-row table:style-name="ro1">
          <table:table-cell table:style-name="ce31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 table:style-name="ce76"/>
          <table:covered-table-cell table:style-name="ce31"/>
          <table:covered-table-cell table:number-columns-repeated="2" table:style-name="ce76"/>
          <table:covered-table-cell table:number-columns-repeated="2" table:style-name="ce121"/>
          <table:table-cell table:style-name="ce12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8]-[.$C$19])/([.$D$18]-[.$D$19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0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19]-[.D19]*[.C20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1]*[.L21]/([.K21]+[.L21])" office:value-type="float" office:value="2.53899165759884" calcext:value-type="float">
            <text:p>2.54</text:p>
          </table:table-cell>
          <table:table-cell table:number-columns-repeated="1001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1]+[.A25]*[.$C$20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P (watts)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1]+[.A26]*[.$C$20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[.G26]*[.G26]/[.F26]" office:value-type="float" office:value="53.8317757009346" calcext:value-type="float">
            <text:p>53.8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1]+[.A27]*[.$C$20]" office:value-type="float" office:value="175.806451612903" calcext:value-type="float">
            <text:p>175.8</text:p>
          </table:table-cell>
          <table:table-cell table:number-columns-repeated="1012"/>
        </table:table-row>
        <table:table-row table:style-name="ro1">
          <table:table-cell table:number-columns-repeated="1014"/>
        </table:table-row>
        <table:table-row table:style-name="ro1">
          <table:table-cell table:style-name="ce31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ce63"/>
          <table:table-cell table:style-name="ce37"/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52" table:formula="of:= [.$E$41]*[.A38]^0 + [.$E$42]*[.A38]^1 + [.$E$43]*[.A38]^2" office:value-type="float" office:value="24.2421334684236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1]*[.F38]^0 + [.E$42]*[.F38]^1 + [.E$43]*[.F38]^2" office:value-type="float" office:value="24.2421334684236" calcext:value-type="float">
            <text:p>24.2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52" table:formula="of:= [.$E$41]*[.A39]^0 + [.$E$42]*[.A39]^1 + [.$E$43]*[.A39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1]*[.F39]^0 + [.E$42]*[.F39]^1 + [.E$43]*[.F39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52" table:formula="of:= [.$E$41]*[.A40]^0 + [.$E$42]*[.A40]^1 + [.$E$43]*[.A40]^2" office:value-type="float" office:value="295.011363375372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1]*[.F40]^0 + [.E$42]*[.F40]^1 + [.E$43]*[.F40]^2" office:value-type="float" office:value="295.011363375372" calcext:value-type="float">
            <text:p>295.0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52" table:formula="of:= [.$E$41]*[.A41]^0 + [.$E$42]*[.A41]^1 + [.$E$43]*[.A41]^2" office:value-type="float" office:value="358.166941368933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1]*[.F41]^0 + [.E$42]*[.F41]^1 + [.E$43]*[.F41]^2" office:value-type="float" office:value="358.166941368933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5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52" table:formula="of:= [.$E$41]*[.A42]^0 + [.$E$42]*[.A42]^1 + [.$E$43]*[.A42]^2" office:value-type="float" office:value="425.11983150112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1]*[.F42]^0 + [.E$42]*[.F42]^1 + [.E$43]*[.F42]^2" office:value-type="float" office:value="425.11983150112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09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52" table:formula="of:=[.A45]*[.$E$38]+[.$E$39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09"/>
        </table:table-row>
        <table:table-row table:style-name="ro1" table:number-rows-repeated="1048529">
          <table:table-cell table:number-columns-repeated="1014"/>
        </table:table-row>
        <table:table-row table:style-name="ro1">
          <table:table-cell table:number-columns-repeated="1014"/>
        </table:table-row>
        <calcext:conditional-formats>
          <calcext:conditional-format calcext:target-range-address="'Weller WT-50 Calculations'.C6:'Weller WT-50 Calculations'.C12">
            <calcext:condition calcext:apply-style-name="Bad" calcext:value="&gt;[.$C$13]" calcext:base-cell-address="'Weller WT-50 Calculations'.C6"/>
          </calcext:conditional-format>
        </calcext:conditional-formats>
      </table:table>
      <table:table table:name="Thermocouple Curve Fit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1" table:default-cell-style-name="ce82"/>
        <table:table-column table:style-name="co12" table:default-cell-style-name="ce85"/>
        <table:table-column table:style-name="co13" table:number-columns-repeated="2" table:default-cell-style-name="ce89"/>
        <table:table-column table:style-name="co13" table:default-cell-style-name="ce94"/>
        <table:table-column table:style-name="co6" table:default-cell-style-name="ce43"/>
        <table:table-column table:style-name="co6" table:number-columns-repeated="2" table:default-cell-style-name="Default"/>
        <table:table-column table:style-name="co6" table:number-columns-repeated="2" table:default-cell-style-name="ce52"/>
        <table:table-column table:style-name="co6" table:number-columns-repeated="3" table:default-cell-style-name="Default"/>
        <table:table-column table:style-name="co6" table:default-cell-style-name="ce37"/>
        <table:table-column table:style-name="co6" table:default-cell-style-name="ce52"/>
        <table:table-column table:style-name="co6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104844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6:30:21.753508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7-14T16:30:30.111333481</dc:date>
    <dc:creator>Peter O'Donoghue</dc:creator>
    <meta:editing-duration>PT8H57M21S</meta:editing-duration>
    <meta:editing-cycles>23</meta:editing-cycles>
    <meta:generator>LibreOffice/6.4.7.2$Linux_X86_64 LibreOffice_project/40$Build-2</meta:generator>
    <meta:document-statistic meta:table-count="3" meta:cell-count="151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498cm" svg:y="2.893cm" style:legend-expansion="high" chart:style-name="ch2"/>
        <chart:plot-area chart:style-name="ch3" table:cell-range-address="'Weller WT-50 Calculations'.A6:'Weller WT-50 Calculations'.A12 'Weller WT-50 Calculations'.C5:'Weller WT-50 Calculations'.C12" chart:data-source-has-labels="row" svg:x="0.204cm" svg:y="0.127cm" svg:width="7.09cm" svg:height="6.131cm">
          <chartooo:coordinate-region svg:x="1.116cm" svg:y="0.327cm" svg:width="5.898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6:'Weller WT-50 Calculations'.C12" chart:label-cell-address="'Weller WT-50 Calculations'.C5:'Weller WT-50 Calculations'.C5" chart:class="chart:scatter">
            <chart:domain table:cell-range-address="'Weller WT-50 Calculations'.A6:'Weller WT-50 Calculations'.A12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</text:p>
                <draw:g>
                  <svg:desc>'Weller WT-50 Calculations'.C5:'Weller WT-50 Calculation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6:'Weller WT-50 Calculations'.A12</svg:desc>
                </draw:g>
              </table:table-cell>
              <table:table-cell office:value-type="float" office:value="0.122164880437492">
                <text:p>0.122164880437492</text:p>
                <draw:g>
                  <svg:desc>'Weller WT-50 Calculations'.C6:'Weller WT-50 Calculation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26861151081245">
                <text:p>0.2686115108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0.400721357947532">
                <text:p>0.400721357947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0.682650078561376">
                <text:p>0.682650078561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913450997588248">
                <text:p>0.913450997588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974119916412152">
                <text:p>0.97411991641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1651215417184">
                <text:p>1.21651215417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8:'Weller WT-50 Calculations'.B42 'Weller WT-50 Calculations'.B37:'Weller WT-50 Calculations'.B37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8:'Weller WT-50 Calculations'.B42" chart:label-cell-address="'Weller WT-50 Calculations'.B37:'Weller WT-50 Calculations'.B37" chart:class="chart:scatter">
            <chart:domain table:cell-range-address="'Weller WT-50 Calculations'.A38:'Weller WT-50 Calculations'.A4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7:'Weller WT-50 Calculations'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8:'Weller WT-50 Calculations'.A42</svg:desc>
                </draw:g>
              </table:table-cell>
              <table:table-cell office:value-type="float" office:value="24">
                <text:p>24</text:p>
                <draw:g>
                  <svg:desc>'Weller WT-50 Calculations'.B38:'Weller WT-50 Calculations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NTC_MF58,10K, B3950'.B3:'NTC_MF58,10K, B3950'.B31 'NTC_MF58,10K, B3950'.E3:'NTC_MF58,10K, B3950'.E31 'NTC_MF58,10K, B3950'.N3:'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TC_MF58,10K, B3950'.E3:'NTC_MF58,10K, B3950'.E31" chart:class="chart:scatter">
            <chart:domain table:cell-range-address="'NTC_MF58,10K, B3950'.B3:'NTC_MF58,10K, B3950'.B31"/>
            <chart:data-point chart:repeated="29"/>
          </chart:series>
          <chart:series chart:style-name="ch6" chart:values-cell-range-address="'NTC_MF58,10K, B3950'.N3:'NTC_MF58,10K, B3950'.N31" chart:class="chart:scatter">
            <chart:domain table:cell-range-address="'NTC_MF58,10K, B3950'.M3:'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NTC_MF58,10K, B3950'.B3:'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NTC_MF58,10K, B3950'.E3:'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NTC_MF58,10K, B3950'.M3:'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NTC_MF58,10K, B3950'.N3:'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8:'Weller WT-50 Calculations'.B42 'Weller WT-50 Calculations'.G38:'Weller WT-50 Calculations'.G42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8:'Weller WT-50 Calculations'.B42" chart:class="chart:scatter">
            <chart:domain table:cell-range-address="'Weller WT-50 Calculations'.A38:'Weller WT-50 Calculations'.A42"/>
            <chart:data-point chart:repeated="5"/>
          </chart:series>
          <chart:series chart:style-name="ch7" chart:values-cell-range-address="'Weller WT-50 Calculations'.G38:'Weller WT-50 Calculations'.G42" chart:class="chart:scatter">
            <chart:domain table:cell-range-address="'Weller WT-50 Calculations'.F38:'Weller WT-50 Calculations'.F4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8:'Weller WT-50 Calculations'.A42</svg:desc>
                </draw:g>
              </table:table-cell>
              <table:table-cell office:value-type="float" office:value="24">
                <text:p>24</text:p>
                <draw:g>
                  <svg:desc>'Weller WT-50 Calculations'.B38:'Weller WT-50 Calculations'.B42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8:'Weller WT-50 Calculations'.F42</svg:desc>
                </draw:g>
              </table:table-cell>
              <table:table-cell office:value-type="float" office:value="24.2421334684236">
                <text:p>24.2421334684236</text:p>
                <draw:g>
                  <svg:desc>'Weller WT-50 Calculations'.G38:'Weller WT-50 Calculations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2">
                <text:p>295.011363375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3">
                <text:p>358.166941368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2">
                <text:p>425.11983150112</text:p>
              </table:table-cell>
            </table:table-row>
          </table:table-rows>
        </table:table>
      </chart:chart>
    </office:chart>
  </office:body>
</office:document-content>
</file>

<file path=chart_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